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>
        <style:tab-stops>
          <style:tab-stop style:position="0.9791in"/>
        </style:tab-stops>
      </style:paragraph-properties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1">
      <style:text-properties style:font-name="Arial" style:text-underline-style="none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P8" style:family="paragraph" style:parent-style-name="Standard" style:list-style-name="L5">
      <style:text-properties style:font-name="Arial"/>
    </style:style>
    <style:style style:name="P9" style:family="paragraph" style:parent-style-name="Standard" style:list-style-name="L6">
      <style:text-properties style:font-name="Arial"/>
    </style:style>
    <style:style style:name="P10" style:family="paragraph" style:parent-style-name="Standard" style:list-style-name="L7"/>
    <style:style style:name="T1" style:family="text">
      <style:text-properties style:font-name="Ari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tuł: GRAFICZNY EDYTOR ZAPYTAŃ TYPU S.O.D.A.</text:p>
      <text:p text:style-name="P2"/>
      <text:p text:style-name="P2"/>
      <text:p text:style-name="P2">Wstęp</text:p>
      <text:p text:style-name="P1"/>
      <text:p text:style-name="P1">Rozdział I <text:s/>Wprowadzenie</text:p>
      <text:p text:style-name="P1"/>
      <text:list xml:id="list1912357271" text:style-name="L1">
        <text:list-item>
          <text:p text:style-name="P3">Omówienie problemu</text:p>
        </text:list-item>
        <text:list-item>
          <text:p text:style-name="P3">Kontekst pracy</text:p>
        </text:list-item>
        <text:list-item>
          <text:p text:style-name="P3">Cel pracy</text:p>
        </text:list-item>
        <text:list-item>
          <text:p text:style-name="P3">Graficzne edytory zapytań SQL</text:p>
          <text:list>
            <text:list-item>
              <text:p text:style-name="P3">SQL Server</text:p>
            </text:list-item>
            <text:list-item>
              <text:p text:style-name="P3">DB2</text:p>
            </text:list-item>
            <text:list-item>
              <text:p text:style-name="P3">MS Access</text:p>
            </text:list-item>
          </text:list>
        </text:list-item>
      </text:list>
      <text:p text:style-name="P1"/>
      <text:p text:style-name="P1">Rozdział II <text:s/>Opis tworzonego oprogramowania</text:p>
      <text:list xml:id="list1737322303" text:style-name="L2">
        <text:list-item>
          <text:p text:style-name="P4">Specyfikacja</text:p>
        </text:list-item>
        <text:list-item>
          <text:p text:style-name="P4">Projekt</text:p>
        </text:list-item>
        <text:list-item>
          <text:p text:style-name="P4">Możliwości i funkcjonalności (co jest innowacyjnego, czemu jest fajny)</text:p>
        </text:list-item>
      </text:list>
      <text:list xml:id="list259565877" text:continue-list="list1912357271" text:style-name="L1">
        <text:list-item>
          <text:p text:style-name="P5">Użyte narzedzia i technologie (omówienie narzędzi używanych w projekcie, uzasadnienie wyboru)</text:p>
          <text:list>
            <text:list-item>
              <text:p text:style-name="P3">db4o</text:p>
              <text:list>
                <text:list-item>
                  <text:p text:style-name="P3">SODA</text:p>
                </text:list-item>
              </text:list>
            </text:list-item>
            <text:list-item>
              <text:p text:style-name="P3">Eclipse platform</text:p>
            </text:list-item>
          </text:list>
        </text:list-item>
      </text:list>
      <text:list xml:id="list1756436806" text:style-name="L7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1">Model-Driven developmen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6221927" text:continue-list="list259565877" text:style-name="L1">
        <text:list-item>
          <text:list>
            <text:list-item>
              <text:list>
                <text:list-item>
                  <text:p text:style-name="P3">GEF</text:p>
                </text:list-item>
                <text:list-item>
                  <text:p text:style-name="P3">EMF</text:p>
                </text:list-item>
                <text:list-item>
                  <text:p text:style-name="P3">GMF</text:p>
                </text:list-item>
              </text:list>
            </text:list-item>
          </text:list>
        </text:list-item>
      </text:list>
      <text:list xml:id="list797847155" text:style-name="L3">
        <text:list-header>
          <text:p text:style-name="P6"/>
        </text:list-header>
      </text:list>
      <text:p text:style-name="P1">Rozdział III <text:s/>Implementacja i rezultaty</text:p>
      <text:list xml:id="list2003873122" text:style-name="L4">
        <text:list-item>
          <text:p text:style-name="P7">Ciekawe problemy implementacyjne</text:p>
        </text:list-item>
      </text:list>
      <text:p text:style-name="P1"/>
      <text:p text:style-name="P1">Rozdział IV</text:p>
      <text:list xml:id="list624082698" text:style-name="L5">
        <text:list-item>
          <text:p text:style-name="P8">Wnioski</text:p>
        </text:list-item>
      </text:list>
      <text:list xml:id="list674383916" text:style-name="L6">
        <text:list-item>
          <text:list>
            <text:list-item>
              <text:p text:style-name="P9">Zalety i wady stworzonego oprogramowania</text:p>
            </text:list-item>
          </text:list>
        </text:list-item>
      </text:list>
      <text:list xml:id="list1610086198" text:continue-list="list624082698" text:style-name="L5">
        <text:list-item>
          <text:p text:style-name="P8">Nierozwiązane problemy.</text:p>
        </text:list-item>
        <text:list-item>
          <text:p text:style-name="P8">Propozycje rozwinięcia oprogramowania.</text:p>
        </text:list-item>
        <text:list-item>
          <text:p text:style-name="P8">Porównanie z innymi narzędziami tego typu</text:p>
        </text:list-item>
      </text:list>
      <text:p text:style-name="P1"/>
      <text:p text:style-name="P1">Załącznik A <text:s/>- Podręcznik użytkownika</text:p>
      <text:p text:style-name="P1"/>
      <text:p text:style-name="P1">Załącznik B – Kod źródłowy</text:p>
      <text:p text:style-name="P1"/>
      <text:p text:style-name="P1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8T23:17:24</meta:creation-date>
    <meta:generator>OpenOffice.org/3.0$Linux OpenOffice.org_project/300m15$Build-9379</meta:generator>
    <dc:date>2009-08-27T22:53:14</dc:date>
    <dc:creator>Paweł Piątkowski</dc:creator>
    <meta:editing-duration>PT02H05M47S</meta:editing-duration>
    <meta:editing-cycles>39</meta:editing-cycles>
    <meta:document-statistic meta:table-count="0" meta:image-count="0" meta:object-count="0" meta:page-count="1" meta:paragraph-count="33" meta:word-count="123" meta:character-count="843"/>
    <meta:user-defined meta:name="Info 1"/>
    <meta:user-defined meta:name="Info 2"/>
    <meta:user-defined meta:name="Info 3"/>
    <meta:user-defined meta:name="Info 4"/>
  </office:meta>
</office:document-meta>
</file>